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86cm" table:align="left" style:writing-mode="lr-tb"/>
    </style:style>
    <style:style style:name="Таблица2.A" style:family="table-column">
      <style:table-column-properties style:column-width="6.315cm"/>
    </style:style>
    <style:style style:name="Таблица2.B" style:family="table-column">
      <style:table-column-properties style:column-width="10.672cm"/>
    </style:style>
    <style:style style:name="Таблица2.1" style:family="table-row">
      <style:table-row-properties style:min-row-height="0.429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706cm" style:keep-together="true" fo:keep-together="auto"/>
    </style:style>
    <style:style style:name="Таблица3" style:family="table">
      <style:table-properties style:width="16.986cm" table:align="left" style:writing-mode="lr-tb"/>
    </style:style>
    <style:style style:name="Таблица3.A" style:family="table-column">
      <style:table-column-properties style:column-width="6.297cm"/>
    </style:style>
    <style:style style:name="Таблица3.B" style:family="table-column">
      <style:table-column-properties style:column-width="10.689cm"/>
    </style:style>
    <style:style style:name="Таблица3.1" style:family="table-row">
      <style:table-row-properties style:min-row-height="0.429cm"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row-height="0.711cm" style:keep-together="true" fo:keep-together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/>
      </style:paragraph-properties>
    </style:style>
    <style:style style:name="P7" style:family="paragraph" style:parent-style-name="Без_20_интервала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Без_20_интервала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Без_20_интервала">
      <style:paragraph-properties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Без_20_интервала">
      <style:paragraph-properties style:snap-to-layout-gri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1" style:family="paragraph" style:parent-style-name="Без_20_интервала">
      <style:paragraph-properties fo:text-align="center" style:justify-single-word="false" style:snap-to-layout-gri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/>
    </style:style>
    <style:style style:name="P14" style:family="paragraph" style:parent-style-name="Heading_20_1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15" style:family="paragraph" style:parent-style-name="Text_20_body">
      <style:paragraph-properties fo:line-height="100%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fo:font-style="normal" style:text-underline-style="none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2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Шешеня Т.В."/>
            <form:item form:label="Вологжанина Н.А."/>
            <form:item form:label="Тимошенко С.А."/>
          </form:combobox>
          <form:combobox form:name="Поле со списком 2" form:control-implementation="ooo:com.sun.star.form.component.ComboBox" form:id="control2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6" svg:width="1.706cm" svg:height="0.5cm" svg:x="2.268cm" svg:y="7.047cm" draw:control="control1"/>
      <draw:control text:anchor-type="page" text:anchor-page-number="1" draw:z-index="2" draw:style-name="gr1" draw:text-style-name="P16" svg:width="4.493cm" svg:height="0.5cm" svg:x="2.226cm" svg:y="8.255cm" draw:control="control2"/>
      <draw:control text:anchor-type="page" text:anchor-page-number="1" draw:z-index="3" draw:style-name="gr1" draw:text-style-name="P16" svg:width="1.502cm" svg:height="0.5cm" svg:x="2.226cm" svg:y="8.842cm" draw:control="control3"/>
      <draw:control text:anchor-type="page" text:anchor-page-number="1" draw:z-index="4" draw:style-name="gr2" draw:text-style-name="P16" svg:width="3.53cm" svg:height="0.5cm" svg:x="2.226cm" svg:y="7.689cm" draw:control="control4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2"/>
            <text:p text:style-name="P2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14" text:outline-level="1">ПРОТОКОЛ</text:h>
      <text:p text:style-name="P7">КОМПЛЕКСНОГО ДУПЛЕКСНОГО ИССЛЕДОВАНИЯ СОСУДОВ <text:s/>НИЖНИХ КОНЕЧНОСТЕЙ</text:p>
      <text:p text:style-name="P2"><draw:control text:anchor-type="paragraph" draw:z-index="5" draw:style-name="gr3" draw:text-style-name="P17" svg:width="11.875cm" svg:height="0.481cm" svg:x="2.062cm" svg:y="0.474cm" draw:control="control5"/></text:p>
      <text:p text:style-name="P2"/>
      <text:p text:style-name="Standard"><draw:control text:anchor-type="paragraph" draw:z-index="6" draw:style-name="gr3" draw:text-style-name="P17" svg:width="2.488cm" svg:height="0.481cm" svg:x="3.861cm" svg:y="0.088cm" draw:control="control6"/></text:p>
      <text:p text:style-name="Standard"><draw:control text:anchor-type="paragraph" draw:z-index="7" draw:style-name="gr3" draw:text-style-name="P17" svg:width="9.3cm" svg:height="0.481cm" svg:x="4.718cm" svg:y="0.206cm" draw:control="control7"/></text:p>
      <text:p text:style-name="P2"><draw:control text:anchor-type="paragraph" draw:z-index="8" draw:style-name="gr3" draw:text-style-name="P17" svg:width="2.294cm" svg:height="0.481cm" svg:x="1.868cm" svg:y="0.316cm" draw:control="control8"/></text:p>
      <text:p text:style-name="P3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Сосуд</text:p>
          </table:table-cell>
          <table:table-cell table:style-name="Таблица2.B1" office:value-type="string">
            <text:p text:style-name="P11">Правая н/к</text:p>
          </table:table-cell>
        </table:table-row>
        <table:table-row table:style-name="Таблица2.2">
          <table:table-cell table:style-name="Таблица2.A1" office:value-type="string">
            <text:p text:style-name="P10">Бедренная <text:s/>артерия</text:p>
          </table:table-cell>
          <table:table-cell table:style-name="Таблица2.B1" office:value-type="string">
            <text:p text:style-name="P4"><text:bookmark-start text:name="СосудБедрАртПр"/><draw:control text:anchor-type="as-char" svg:y="-0.469cm" draw:z-index="9" draw:style-name="gr4" draw:text-style-name="P17" svg:width="2.982cm" svg:height="0.481cm" draw:control="control9"/><text:bookmark-end text:name="СосудБедрАртПр"/></text:p>
          </table:table-cell>
        </table:table-row>
        <table:table-row table:style-name="Таблица2.2">
          <table:table-cell table:style-name="Таблица2.A1" office:value-type="string">
            <text:p text:style-name="P10">Подколенная артерия</text:p>
          </table:table-cell>
          <table:table-cell table:style-name="Таблица2.B1" office:value-type="string">
            <text:p text:style-name="P4"><text:bookmark-start text:name="СосудПодколАртПр"/><draw:control text:anchor-type="as-char" svg:y="-0.469cm" draw:z-index="10" draw:style-name="gr4" draw:text-style-name="P17" svg:width="2.982cm" svg:height="0.481cm" draw:control="control10"/><text:bookmark-end text:name="СосудПодколАртПр"/></text:p>
          </table:table-cell>
        </table:table-row>
        <table:table-row table:style-name="Таблица2.2">
          <table:table-cell table:style-name="Таблица2.A1" office:value-type="string">
            <text:p text:style-name="P10">Передняя б/берцовая артерия</text:p>
          </table:table-cell>
          <table:table-cell table:style-name="Таблица2.B1" office:value-type="string">
            <text:p text:style-name="P4"><text:bookmark-start text:name="СосудПередББерцАртПр"/><draw:control text:anchor-type="as-char" svg:y="-0.469cm" draw:z-index="11" draw:style-name="gr4" draw:text-style-name="P17" svg:width="2.982cm" svg:height="0.481cm" draw:control="control11"/><text:bookmark-end text:name="СосудПередББерцАртПр"/></text:p>
          </table:table-cell>
        </table:table-row>
        <table:table-row table:style-name="Таблица2.2">
          <table:table-cell table:style-name="Таблица2.A1" office:value-type="string">
            <text:p text:style-name="P10">Задняя б/берцовая артерия</text:p>
          </table:table-cell>
          <table:table-cell table:style-name="Таблица2.B1" office:value-type="string">
            <text:p text:style-name="P4"><text:bookmark-start text:name="СосудЗадББерцАртПр"/><draw:control text:anchor-type="as-char" svg:y="-0.469cm" draw:z-index="12" draw:style-name="gr4" draw:text-style-name="P17" svg:width="2.982cm" svg:height="0.481cm" draw:control="control12"/><text:bookmark-end text:name="СосудЗадББерцАртПр"/></text:p>
          </table:table-cell>
        </table:table-row>
        <table:table-row table:style-name="Таблица2.2">
          <table:table-cell table:style-name="Таблица2.A1" office:value-type="string">
            <text:p text:style-name="P10">Бедренная <text:s/>вена</text:p>
          </table:table-cell>
          <table:table-cell table:style-name="Таблица2.B1" office:value-type="string">
            <text:p text:style-name="P4"><text:bookmark-start text:name="СосудБедрВенаПр"/><draw:control text:anchor-type="as-char" svg:y="-0.469cm" draw:z-index="13" draw:style-name="gr4" draw:text-style-name="P17" svg:width="2.982cm" svg:height="0.481cm" draw:control="control13"/><text:bookmark-end text:name="СосудБедрВенаПр"/></text:p>
          </table:table-cell>
        </table:table-row>
        <table:table-row table:style-name="Таблица2.2">
          <table:table-cell table:style-name="Таблица2.A1" office:value-type="string">
            <text:p text:style-name="P10">Подколенная <text:s/>вена</text:p>
          </table:table-cell>
          <table:table-cell table:style-name="Таблица2.B1" office:value-type="string">
            <text:p text:style-name="P4"><text:bookmark-start text:name="СосудПоколВенаПр"/><draw:control text:anchor-type="as-char" svg:y="-0.469cm" draw:z-index="14" draw:style-name="gr4" draw:text-style-name="P17" svg:width="2.982cm" svg:height="0.481cm" draw:control="control14"/><text:bookmark-end text:name="СосудПоколВенаПр"/></text:p>
          </table:table-cell>
        </table:table-row>
        <table:table-row table:style-name="Таблица2.2">
          <table:table-cell table:style-name="Таблица2.A1" office:value-type="string">
            <text:p text:style-name="P10">Задние б/берцовые вены</text:p>
          </table:table-cell>
          <table:table-cell table:style-name="Таблица2.B1" office:value-type="string">
            <text:p text:style-name="P4"><text:bookmark-start text:name="СосудЗаднББерцВенаПр"/><draw:control text:anchor-type="as-char" svg:y="-0.469cm" draw:z-index="15" draw:style-name="gr4" draw:text-style-name="P17" svg:width="2.982cm" svg:height="0.481cm" draw:control="control15"/><text:bookmark-end text:name="СосудЗаднББерцВенаПр"/></text:p>
          </table:table-cell>
        </table:table-row>
        <table:table-row table:style-name="Таблица2.2">
          <table:table-cell table:style-name="Таблица2.A1" office:value-type="string">
            <text:p text:style-name="P10">Подкожные вены</text:p>
          </table:table-cell>
          <table:table-cell table:style-name="Таблица2.B1" office:value-type="string">
            <text:p text:style-name="P4"><text:bookmark-start text:name="СосудПодкожВеныПр"/><draw:control text:anchor-type="as-char" svg:y="-0.469cm" draw:z-index="16" draw:style-name="gr4" draw:text-style-name="P17" svg:width="2.982cm" svg:height="0.481cm" draw:control="control16"/><text:bookmark-end text:name="СосудПодкожВеныПр"/></text:p>
          </table:table-cell>
        </table:table-row>
        <table:table-row table:style-name="Таблица2.2">
          <table:table-cell table:style-name="Таблица2.A1" office:value-type="string">
            <text:p text:style-name="P10">Перфорантные вены</text:p>
          </table:table-cell>
          <table:table-cell table:style-name="Таблица2.B1" office:value-type="string">
            <text:p text:style-name="P4"><text:bookmark-start text:name="СосудПерфВеныПр"/><draw:control text:anchor-type="as-char" svg:y="-0.469cm" draw:z-index="17" draw:style-name="gr4" draw:text-style-name="P17" svg:width="2.982cm" svg:height="0.481cm" draw:control="control17"/><text:bookmark-end text:name="СосудПерфВеныПр"/></text:p>
          </table:table-cell>
        </table:table-row>
      </table:table>
      <text:p text:style-name="P1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">Сосуд</text:p>
          </table:table-cell>
          <table:table-cell table:style-name="Таблица3.B1" office:value-type="string">
            <text:p text:style-name="P8">Леваяя н/к</text:p>
          </table:table-cell>
        </table:table-row>
        <table:table-row table:style-name="Таблица3.2">
          <table:table-cell table:style-name="Таблица3.A1" office:value-type="string">
            <text:p text:style-name="P9">Бедренная <text:s/>артерия</text:p>
          </table:table-cell>
          <table:table-cell table:style-name="Таблица3.B1" office:value-type="string">
            <text:p text:style-name="P5"><text:bookmark-start text:name="СосудБедрАртЛев"/><draw:control text:anchor-type="as-char" svg:y="-0.469cm" draw:z-index="18" draw:style-name="gr4" draw:text-style-name="P17" svg:width="2.982cm" svg:height="0.481cm" draw:control="control18"/><text:bookmark-end text:name="СосудБедрАртЛев"/></text:p>
          </table:table-cell>
        </table:table-row>
        <table:table-row table:style-name="Таблица3.2">
          <table:table-cell table:style-name="Таблица3.A1" office:value-type="string">
            <text:p text:style-name="P9">Подколенная артерия</text:p>
          </table:table-cell>
          <table:table-cell table:style-name="Таблица3.B1" office:value-type="string">
            <text:p text:style-name="P5"><text:bookmark-start text:name="СосудПодколАртЛев"/><draw:control text:anchor-type="as-char" svg:y="-0.469cm" draw:z-index="19" draw:style-name="gr4" draw:text-style-name="P17" svg:width="2.982cm" svg:height="0.481cm" draw:control="control19"/><text:bookmark-end text:name="СосудПодколАртЛев"/></text:p>
          </table:table-cell>
        </table:table-row>
        <table:table-row table:style-name="Таблица3.2">
          <table:table-cell table:style-name="Таблица3.A1" office:value-type="string">
            <text:p text:style-name="P9">Передняя б/берцовая артерия</text:p>
          </table:table-cell>
          <table:table-cell table:style-name="Таблица3.B1" office:value-type="string">
            <text:p text:style-name="P5"><text:bookmark-start text:name="СосудПередББерАртЛев"/><draw:control text:anchor-type="as-char" svg:y="-0.469cm" draw:z-index="20" draw:style-name="gr4" draw:text-style-name="P17" svg:width="2.982cm" svg:height="0.481cm" draw:control="control20"/><text:bookmark-end text:name="СосудПередББерАртЛев"/></text:p>
          </table:table-cell>
        </table:table-row>
        <table:table-row table:style-name="Таблица3.2">
          <table:table-cell table:style-name="Таблица3.A1" office:value-type="string">
            <text:p text:style-name="P9">Задняя б/берцовая артерия</text:p>
          </table:table-cell>
          <table:table-cell table:style-name="Таблица3.B1" office:value-type="string">
            <text:p text:style-name="P5"><text:bookmark-start text:name="СосудЗаднББерцАртЛев"/><draw:control text:anchor-type="as-char" svg:y="-0.469cm" draw:z-index="21" draw:style-name="gr4" draw:text-style-name="P17" svg:width="2.982cm" svg:height="0.481cm" draw:control="control21"/><text:bookmark-end text:name="СосудЗаднББерцАртЛев"/></text:p>
          </table:table-cell>
        </table:table-row>
        <table:table-row table:style-name="Таблица3.2">
          <table:table-cell table:style-name="Таблица3.A1" office:value-type="string">
            <text:p text:style-name="P9">Бедренная <text:s/>вена</text:p>
          </table:table-cell>
          <table:table-cell table:style-name="Таблица3.B1" office:value-type="string">
            <text:p text:style-name="P5"><text:bookmark-start text:name="СосудБедрВенаЛев"/><draw:control text:anchor-type="as-char" svg:y="-0.469cm" draw:z-index="22" draw:style-name="gr4" draw:text-style-name="P17" svg:width="2.982cm" svg:height="0.481cm" draw:control="control22"/><text:bookmark-end text:name="СосудБедрВенаЛев"/></text:p>
          </table:table-cell>
        </table:table-row>
        <table:table-row table:style-name="Таблица3.2">
          <table:table-cell table:style-name="Таблица3.A1" office:value-type="string">
            <text:p text:style-name="P9">Подколенная <text:s/>вена</text:p>
          </table:table-cell>
          <table:table-cell table:style-name="Таблица3.B1" office:value-type="string">
            <text:p text:style-name="P5"><text:bookmark-start text:name="СосудПоколВенаЛев"/><draw:control text:anchor-type="as-char" svg:y="-0.469cm" draw:z-index="23" draw:style-name="gr4" draw:text-style-name="P17" svg:width="2.982cm" svg:height="0.481cm" draw:control="control23"/><text:bookmark-end text:name="СосудПоколВенаЛев"/></text:p>
          </table:table-cell>
        </table:table-row>
        <table:table-row table:style-name="Таблица3.2">
          <table:table-cell table:style-name="Таблица3.A1" office:value-type="string">
            <text:p text:style-name="P9">Задние б/берцовые вены</text:p>
          </table:table-cell>
          <table:table-cell table:style-name="Таблица3.B1" office:value-type="string">
            <text:p text:style-name="P5"><text:bookmark-start text:name="СосудЗаднББецВеныЛев"/><draw:control text:anchor-type="as-char" svg:y="-0.469cm" draw:z-index="24" draw:style-name="gr4" draw:text-style-name="P17" svg:width="2.982cm" svg:height="0.481cm" draw:control="control24"/><text:bookmark-end text:name="СосудЗаднББецВеныЛев"/></text:p>
          </table:table-cell>
        </table:table-row>
        <table:table-row table:style-name="Таблица3.2">
          <table:table-cell table:style-name="Таблица3.A1" office:value-type="string">
            <text:p text:style-name="P9">Подкожные вены</text:p>
          </table:table-cell>
          <table:table-cell table:style-name="Таблица3.B1" office:value-type="string">
            <text:p text:style-name="P5"><text:bookmark-start text:name="СосудПодкожВеныЛев"/><draw:control text:anchor-type="as-char" svg:y="-0.469cm" draw:z-index="25" draw:style-name="gr4" draw:text-style-name="P17" svg:width="2.982cm" svg:height="0.481cm" draw:control="control25"/><text:bookmark-end text:name="СосудПодкожВеныЛев"/></text:p>
          </table:table-cell>
        </table:table-row>
        <table:table-row table:style-name="Таблица3.2">
          <table:table-cell table:style-name="Таблица3.A1" office:value-type="string">
            <text:p text:style-name="P9">Перфорантные вены</text:p>
          </table:table-cell>
          <table:table-cell table:style-name="Таблица3.B1" office:value-type="string">
            <text:p text:style-name="P5"><text:bookmark-start text:name="СосудПерфВеныЛев"/><draw:control text:anchor-type="as-char" svg:y="-0.469cm" draw:z-index="26" draw:style-name="gr4" draw:text-style-name="P17" svg:width="2.982cm" svg:height="0.481cm" draw:control="control26"/><text:bookmark-end text:name="СосудПерфВеныЛев"/></text:p>
          </table:table-cell>
        </table:table-row>
      </table:table>
      <text:p text:style-name="P13"/>
      <text:p text:style-name="P15"><draw:control text:anchor-type="paragraph" draw:z-index="29" draw:style-name="gr3" draw:text-style-name="P19" svg:width="14.359cm" svg:height="0.874cm" svg:x="2.644cm" svg:y="0.157cm" draw:control="control29"/>Заключение: </text:p>
      <text:p text:style-name="Text_20_body"/>
      <text:p text:style-name="Text_20_body">Врач: <draw:control text:anchor-type="as-char" draw:z-index="27" draw:style-name="gr5" draw:text-style-name="P18" svg:width="3.758cm" svg:height="0.477cm" draw:control="control27"/></text:p>
      <text:p text:style-name="P6">Медицинский регистратор: <draw:control text:anchor-type="as-char" draw:z-index="28" draw:style-name="gr5" draw:text-style-name="P18" svg:width="4.234cm" svg:height="0.481cm" draw:control="control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4:26:29.71</dc:date>
    <dc:creator>Дмитрий Деренок</dc:creator>
    <meta:editing-duration>PT12H06M20S</meta:editing-duration>
    <meta:editing-cycles>30</meta:editing-cycles>
    <meta:generator>OpenOffice.org/3.2$Win32 OpenOffice.org_project/320m12$Build-9483</meta:generator>
    <meta:document-statistic meta:table-count="3" meta:image-count="1" meta:object-count="0" meta:page-count="1" meta:paragraph-count="49" meta:word-count="82" meta:character-count="698"/>
  </office:meta>
</office:document-meta>
</file>